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font-style="normal" style:text-underline-style="none" fo:font-weight="bold" officeooo:rsid="001fa20b" officeooo:paragraph-rsid="001fa20b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193ec3" officeooo:paragraph-rsid="001ed4d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color="#000000" style:font-name="Times New Roman" fo:font-size="12pt" fo:font-style="normal" style:text-underline-style="none" fo:font-weight="normal" officeooo:rsid="000db743" officeooo:paragraph-rsid="001fa20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fo:font-style="normal" style:text-underline-style="none" fo:font-weight="normal" officeooo:rsid="001d1eb2" officeooo:paragraph-rsid="001fa20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193ec3" officeooo:paragraph-rsid="001ed4d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fo:color="#000000" style:font-name="Times New Roman" fo:font-size="12pt" fo:font-style="normal" style:text-underline-style="none" fo:font-weight="bold" officeooo:rsid="001fa20b" officeooo:paragraph-rsid="001fa20b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text-underline-style="none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trodução</text:p>
      <text:p text:style-name="P5">Durante o desenvolvimento de sites e sistemas web em geral, é comum a necessidade de consumir recursos do servidor sem que a página precise ser carregada novamente. Para atender esse tipo de situação, podemos utilizar o conceito de Ajax, definido, em poucas palavras, como um conjunto de técnicas que utilizam JavaScript para carregar informações de forma assíncrona.</text:p>
      <text:p text:style-name="P7"><text:span text:style-name="T1">Ao realizar chamadas assíncronas, o fluxo do código não é interrompido até que a resposta seja obtida. Ao invés disso, após realizar a requisição, a resposta é obtida em um momento posterior, de forma independente, e tratada por meio de uma função (chamada função de callback).[1]</text:span></text:p>
      <text:p text:style-name="P3"/>
      <text:p text:style-name="P1">Referência:</text:p>
      <text:p text:style-name="P4"><text:span text:style-name="T1">[1] </text:span><text:a xlink:type="simple" xlink:href="http://www.linhadecodigo.com.br/artigo/1711/java-acesso-a-dados-usando-jdbc.aspx" text:style-name="Internet_20_link" text:visited-style-name="Visited_20_Internet_20_Link">http://www.linhadecodigo.com.br/artigo/1711/java-acesso-a-dados-usando-jdbc.aspx</text:a><text:span text:style-name="T1">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21:56:55.823000000</meta:creation-date>
    <dc:date>2017-11-06T17:21:06.040000000</dc:date>
    <meta:editing-duration>PT1H2M4S</meta:editing-duration>
    <meta:editing-cycles>14</meta:editing-cycles>
    <meta:generator>LibreOffice/5.1.1.3$Windows_x86 LibreOffice_project/89f508ef3ecebd2cfb8e1def0f0ba9a803b88a6d</meta:generator>
    <meta:document-statistic meta:table-count="0" meta:image-count="0" meta:object-count="0" meta:page-count="1" meta:paragraph-count="5" meta:word-count="107" meta:character-count="753" meta:non-whitespace-character-count="651"/>
  </office:meta>
</office:document-meta>
</file>